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c45b" officeooo:paragraph-rsid="0015c4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'Épitaphe de Villon ou " Ballade des pendus "</text:p>
      <text:p text:style-name="P1"/>
      <text:p text:style-name="P1">Frères humains, qui après nous vivez,</text:p>
      <text:p text:style-name="P1">N'ayez les coeurs contre nous endurcis,</text:p>
      <text:p text:style-name="P1">Car, si pitié de nous pauvres avez,</text:p>
      <text:p text:style-name="P1">Dieu en aura plus tôt de vous mercis.</text:p>
      <text:p text:style-name="P1">Vous nous voyez ci attachés, cinq, six :</text:p>
      <text:p text:style-name="P1">Quant à la chair, que trop avons nourrie,</text:p>
      <text:p text:style-name="P1">Elle est piéça dévorée et pourrie,</text:p>
      <text:p text:style-name="P1">Et nous, les os, devenons cendre et poudre. </text:p>
      <text:p text:style-name="P1">De notre mal personne ne s'en rie ;</text:p>
      <text:p text:style-name="P1">Mais priez Dieu que tous nous veuille absoudre !</text:p>
      <text:p text:style-name="P1"/>
      <text:p text:style-name="P1">Se frères vous clamons, pas n'en devez</text:p>
      <text:p text:style-name="P1">Avoir dédain, quoique fûmes occis</text:p>
      <text:p text:style-name="P1">Par justice. Toutefois, vous savez</text:p>
      <text:p text:style-name="P1">Que tous hommes n'ont pas bon sens rassis.</text:p>
      <text:p text:style-name="P1">Excusez-nous, puisque sommes transis,</text:p>
      <text:p text:style-name="P1">Envers le fils de la Vierge Marie,</text:p>
      <text:p text:style-name="P1">Que sa grâce ne soit pour nous tarie,</text:p>
      <text:p text:style-name="P1">Nous préservant de l'infernale foudre.</text:p>
      <text:p text:style-name="P1">Nous sommes morts, âme ne nous harie,</text:p>
      <text:p text:style-name="P1">Mais priez Dieu que tous nous veuille absoudre !</text:p>
      <text:p text:style-name="P1"/>
      <text:p text:style-name="P1">La pluie nous a débués et lavés,</text:p>
      <text:p text:style-name="P1">Et le soleil desséchés et noircis.</text:p>
      <text:p text:style-name="P1">Pies, corbeaux nous ont les yeux cavés,</text:p>
      <text:p text:style-name="P1">Et arraché la barbe et les sourcils.</text:p>
      <text:p text:style-name="P1">Jamais nul temps nous ne sommes assis</text:p>
      <text:p text:style-name="P1">Puis çà, puis là, comme le vent varie,</text:p>
      <text:p text:style-name="P1">A son plaisir sans cesser nous charrie,</text:p>
      <text:p text:style-name="P1">Plus becquetés d'oiseaux que dés à coudre. </text:p>
      <text:p text:style-name="P1">Ne soyez donc de notre confrérie ;</text:p>
      <text:p text:style-name="P1">Mais priez Dieu que tous nous veuille absoudre !</text:p>
      <text:p text:style-name="P1"/>
      <text:p text:style-name="P1">Prince Jésus, qui sur tous a maistrie,</text:p>
      <text:p text:style-name="P1">Garde qu'Enfer n'ait de nous seigneurie :</text:p>
      <text:p text:style-name="P1">A lui n'ayons que faire ne que soudre.</text:p>
      <text:p text:style-name="P1">Hommes, ici n'a point de moquerie ;</text:p>
      <text:p text:style-name="P1">Mais priez Dieu que tous nous veuille absoudre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15:57:59.279064392</meta:creation-date>
    <dc:date>2014-06-24T15:58:27.221528562</dc:date>
    <meta:editing-duration>P0D</meta:editing-duration>
    <meta:editing-cycles>1</meta:editing-cycles>
    <meta:document-statistic meta:table-count="0" meta:image-count="0" meta:object-count="0" meta:page-count="1" meta:paragraph-count="36" meta:word-count="258" meta:character-count="1394" meta:non-whitespace-character-count="1170"/>
    <meta:generator>LibreOffice/4.2.4.2$Linux_x86 LibreOffice_project/420m0$Build-2</meta:generator>
  </office:meta>
</office:document-meta>
</file>